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6af" officeooo:paragraph-rsid="000536af"/>
    </style:style>
    <style:style style:name="P2" style:family="paragraph" style:parent-style-name="Standard">
      <style:text-properties style:font-name="sans-serif" fo:font-size="14.25pt" officeooo:rsid="0005b17c" officeooo:paragraph-rsid="0005b17c"/>
    </style:style>
    <style:style style:name="P3" style:family="paragraph" style:parent-style-name="Standard">
      <style:text-properties style:font-name="sans-serif" fo:font-size="14.25pt" fo:font-weight="bold" officeooo:rsid="0005b17c" officeooo:paragraph-rsid="0005b17c" style:font-weight-asian="bold" style:font-weight-complex="bold"/>
    </style:style>
    <style:style style:name="P4" style:family="paragraph" style:parent-style-name="Standard">
      <style:text-properties style:font-name="sans-serif" fo:font-size="14.25pt" fo:font-weight="normal" officeooo:rsid="0005b17c" officeooo:paragraph-rsid="0005b17c" style:font-weight-asian="normal" style:font-weight-complex="normal"/>
    </style:style>
    <style:style style:name="P5" style:family="paragraph" style:parent-style-name="Standard">
      <style:text-properties style:font-name="sans-serif" fo:font-size="14.25pt" fo:font-weight="normal" officeooo:rsid="00076043" officeooo:paragraph-rsid="00076043" style:font-weight-asian="normal" style:font-weight-complex="normal"/>
    </style:style>
    <style:style style:name="T1" style:family="text">
      <style:text-properties style:font-name="arial" fo:font-size="14pt"/>
    </style:style>
    <style:style style:name="T2" style:family="text">
      <style:text-properties style:font-name="arial" fo:font-size="14pt" fo:font-weight="bold" style:font-weight-asian="bold" style:font-weight-complex="bold"/>
    </style:style>
    <style:style style:name="T3" style:family="text">
      <style:text-properties style:font-name="arial" fo:font-size="14pt" officeooo:rsid="000612a6"/>
    </style:style>
    <style:style style:name="T4" style:family="text">
      <style:text-properties fo:color="#ff0000" style:font-name="arial" fo:font-size="14pt"/>
    </style:style>
    <style:style style:name="T5" style:family="text">
      <style:text-properties fo:color="#ff0000" fo:font-size="14pt"/>
    </style:style>
    <style:style style:name="T6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ly Learning Journal</text:p>
      <text:p text:style-name="P1"/>
      <text:p text:style-name="P1"><text:span text:style-name="T5">Due Sept. 13 midnight </text:span><text:span text:style-name="T4">(Individual Effort):</text:span><text:span text:style-name="T6"> </text:span><text:span text:style-name="T1">submit at </text:span><text:span text:style-name="Strong_20_Emphasis"><text:span text:style-name="T1">MOST</text:span></text:span><text:span text:style-name="T1"> two (2) sentence summary for at least three (3) articles you read in the "</text:span><text:span text:style-name="Strong_20_Emphasis"><text:span text:style-name="T1">Reading</text:span></text:span><text:span text:style-name="T1">" section. Submit your summary through your Weekly Learning Journal.</text:span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2">Taking Temperature Measurements with RTDs: How-To Guide</text:span></text:p>
      <text:p text:style-name="P2"><text:span text:style-name="T1">Passing current through the RTD generates a voltage which allows you to measure the resistance of the material; the resistance changes linearly with temperature. <text:s/>Disadvantages of RTDs are their high costs, slow response time and being prone to heating themselves.</text:span></text:p>
      <text:p text:style-name="P2"><text:span text:style-name="T1"/></text:p>
      <text:p text:style-name="P2"><text:span text:style-name="T1"/></text:p>
      <text:p text:style-name="P3"><text:span text:style-name="T1">Measuring Temperature with an RTD or Thermistor</text:span></text:p>
      <text:p text:style-name="P4"><text:span text:style-name="T1">Thermistors are devices which measure temperature based on the changing resistance of a material with respect to temperature; unlike RTDs though, thermistors use metal oxide semiconductors as their measurement device. <text:s/>Thermistors are </text:span><text:span text:style-name="T3">extremely</text:span><text:span text:style-name="T1"> sensitive </text:span><text:span text:style-name="T3">instruments with fast response times, but have a very limited temperature range (because the semiconductor can melt).</text:span></text:p>
      <text:p text:style-name="P4"><text:span text:style-name="T3"/></text:p>
      <text:p text:style-name="P3"><text:span text:style-name="T3">Temperature Measurements with Thermistors: How-To Guide</text:span></text:p>
      <text:p text:style-name="P5"><text:span text:style-name="T3">T</text:span><text:span text:style-name="T1">hermistors need an excitation source which will provide the device with a constant and precise current; this can be acomplished by connecting the two ends of the thermistor to the + and – ports of an analog channel on a DAQ. <text:s/>Though thermistors can be configured with 2, 3 or 4 wire configurations, a two wire one is the most common and simpl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2:32:06.053513237</meta:creation-date>
    <dc:date>2019-09-17T22:48:32.964339306</dc:date>
    <meta:editing-duration>PT5M16S</meta:editing-duration>
    <meta:editing-cycles>3</meta:editing-cycles>
    <meta:generator>LibreOffice/6.2.4.2.0$Linux_X86_64 LibreOffice_project/20$Build-2</meta:generator>
    <meta:document-statistic meta:table-count="0" meta:image-count="0" meta:object-count="0" meta:page-count="1" meta:paragraph-count="8" meta:word-count="209" meta:character-count="1370" meta:non-whitespace-character-count="1165"/>
  </office:meta>
</office:document-meta>
</file>